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P6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language="es" fo:country="ES"/>
    </style:style>
    <style:style style:name="P11" style:family="paragraph" style:parent-style-name="Text_20_body">
      <style:paragraph-properties fo:text-align="start" style:justify-single-word="false"/>
      <style:text-properties fo:language="es" fo:country="MX"/>
    </style:style>
    <style:style style:name="P12" style:family="paragraph" style:parent-style-name="Text_20_body">
      <style:paragraph-properties fo:margin-left="0cm" fo:margin-right="0cm" fo:text-indent="0.501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fo:language="es" fo:country="MX"/>
    </style:style>
    <style:style style:name="P16" style:family="paragraph" style:parent-style-name="Standard">
      <style:paragraph-properties fo:margin-left="0cm" fo:margin-right="0cm" fo:text-align="justify" style:justify-single-word="false" fo:text-indent="0.801cm" style:auto-text-indent="false"/>
    </style:style>
    <style:style style:name="P17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fo:language="es" fo:country="ES"/>
    </style:style>
    <style:style style:name="P18" style:family="paragraph" style:parent-style-name="Standard">
      <style:paragraph-properties fo:margin-left="0cm" fo:margin-right="0cm" fo:text-align="justify" style:justify-single-word="false" fo:text-indent="-0.046cm" style:auto-text-indent="false">
        <style:tab-stops/>
      </style:paragraph-properties>
      <style:text-properties fo:language="es" fo:country="ES"/>
    </style:style>
    <style:style style:name="P19" style:family="paragraph" style:parent-style-name="Standard">
      <style:paragraph-properties fo:margin-left="2.284cm" fo:margin-right="0cm" fo:text-align="justify" style:justify-single-word="false" fo:text-indent="-2.284cm" style:auto-text-indent="false">
        <style:tab-stops/>
      </style:paragraph-properties>
      <style:text-properties fo:language="es" fo:country="ES"/>
    </style:style>
    <style:style style:name="P20" style:family="paragraph" style:parent-style-name="Sangría_20_2_20_de_20_t._20_independiente">
      <style:paragraph-properties fo:text-align="justify" style:justify-single-word="false"/>
      <style:text-properties fo:language="es" fo:country="MX"/>
    </style:style>
    <style:style style:name="P21" style:family="paragraph" style:parent-style-name="Sangría_20_2_20_de_20_t._20_independiente1">
      <style:paragraph-properties fo:margin-left="0.035cm" fo:margin-right="-0.011cm" fo:text-align="justify" style:justify-single-word="false" fo:text-indent="0.046cm" style:auto-text-indent="false">
        <style:tab-stops/>
      </style:paragraph-properties>
      <style:text-properties fo:language="es" fo:country="MX"/>
    </style:style>
    <style:style style:name="P22" style:family="paragraph" style:parent-style-name="Sangría_20_2_20_de_20_t._20_independiente1">
      <style:paragraph-properties fo:margin-left="0.035cm" fo:margin-right="-0.011cm" fo:orphans="2" fo:widows="2" fo:hyphenation-ladder-count="no-limit" fo:text-indent="0.046cm" style:auto-text-indent="false" style:writing-mode="lr-tb">
        <style:tab-stops/>
      </style:paragraph-properties>
      <style:text-properties style:use-window-font-color="true" style:font-name="Times New Roman" fo:font-size="12pt" fo:language="es" fo:country="MX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23" style:family="paragraph" style:parent-style-name="Standard">
      <style:paragraph-properties fo:margin-left="3.958cm" fo:margin-right="0cm" fo:text-align="justify" style:justify-single-word="false" fo:text-indent="-3.935cm" style:auto-text-indent="false">
        <style:tab-stops/>
      </style:paragraph-properties>
      <style:text-properties fo:language="es" fo:country="ES"/>
    </style:style>
    <style:style style:name="P24" style:family="paragraph" style:parent-style-name="Standard">
      <style:paragraph-properties fo:text-align="center" style:justify-single-word="false"/>
      <style:text-properties fo:language="es" fo:country="MX"/>
    </style:style>
    <style:style style:name="P25" style:family="paragraph" style:parent-style-name="Standard">
      <style:paragraph-properties fo:margin-left="3.958cm" fo:margin-right="0cm" fo:text-align="justify" style:justify-single-word="false" fo:text-indent="-3.935cm" style:auto-text-indent="false">
        <style:tab-stops/>
      </style:paragraph-properties>
      <style:text-properties fo:language="es" fo:country="ES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style:font-name="Times New Roman1" fo:font-size="8pt" fo:font-weight="bold" style:font-size-asian="8pt" style:font-weight-asian="bold" style:font-size-complex="8pt"/>
    </style:style>
    <style:style style:name="T3" style:family="text">
      <style:text-properties fo:font-size="5pt" fo:font-weight="bold" style:font-size-asian="5pt" style:font-weight-asian="bold" style:font-size-complex="5pt" style:font-weight-complex="bold"/>
    </style:style>
    <style:style style:name="T4" style:family="text">
      <style:text-properties fo:font-weight="bold" style:font-weight-asian="bold" style:font-size-complex="10pt"/>
    </style:style>
    <style:style style:name="T5" style:family="text">
      <style:text-properties fo:language="es" fo:country="ES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DECLARACIÓN N° 1782-CM-14</text:p>
      <text:p text:style-name="P14"/>
      <text:p text:style-name="P14"/>
      <text:p text:style-name="Sangría_20_2_20_de_20_t._20_independiente">DESCRIPCIÓN SINTÉTICA: DECLARAR DE INTERÉS MUNICIPAL Y COMUNITARIO 2da. JORNADA DE RADIACIONES NO IONIZANTES.</text:p>
      <text:p text:style-name="Standard"/>
      <text:p text:style-name="P14"/>
      <text:p text:style-name="P14">ANTECEDENTES</text:p>
      <text:p text:style-name="P13"/>
      <text:p text:style-name="P16">Carta Orgánica Municipal.</text:p>
      <text:p text:style-name="P16"/>
      <text:p text:style-name="P16">Ordenanza 2071-CM-10: Jerarquización de las declaraciones de interés del Concejo <text:s text:c="3"/>Municipal. Reglamentación.</text:p>
      <text:p text:style-name="P15"/>
      <text:p text:style-name="P15">Nota solicitando la declaración de interés de la iniciativa.</text:p>
      <text:p text:style-name="P15"/>
      <text:p text:style-name="P15">Planilla con firmas adhiriendo a la solicitud de la declaración.<text:span text:style-name="T4"> </text:span></text:p>
      <text:p text:style-name="P16"/>
      <text:p text:style-name="P16">FUNDAMENTOS</text:p>
      <text:p text:style-name="P16"/>
      <text:p text:style-name="P16">Se comenzó con la 1ra. Jornada de Radiaciones No Ionizantes el 28 de octubre de 2013, con el <text:span text:style-name="T5">objetivo de informar, brindar protección ambiental, erradicar el temor sobre los campos electromagnéticos y aportar más herramientas, para seguir construyendo mejor calidad de vida en nuestra ciudad y el crecimiento de nuestra sociedad, ya que la salud es un compromiso <text:s/>y responsabilidad de todos.</text:span></text:p>
      <text:p text:style-name="P16"/>
      <text:p text:style-name="P16">Esto surgió a raíz del interés y preocupación de vecinos, que se interesaron por conocer qué afecciones causan las emisiones de las radiaciones electromagnéticas, producidas por las antenas a la salud humana.</text:p>
      <text:p text:style-name="P16"/>
      <text:p text:style-name="P16">La dinámica de convocatoria se inclinará con los mismos disertantes que la jornada anterior, las instituciones representadas por los panelistas son: Comisión Nacional de Comunicaciones, Federación Argentina de Municipios, Ministerio de Salud Pública de Nación, Unión Internacional de Telecomunicaciones, INVAP, Departamento Ejecutivo y Legislativo Municipal.</text:p>
      <text:p text:style-name="P16"/>
      <text:p text:style-name="P16">Se apunta la asistencia del público interesado, instituciones involucradas, áreas técnicas y funcionarios del Departamento Ejecutivo y ediles del Concejo Municipal.</text:p>
      <text:p text:style-name="Standard"/>
      <text:p text:style-name="P17">Por estos motivos, consideramos que por la temática y participación que tiene la iniciativa, amerita el apoyo del Estado Municipal, declarándola de interés municipal y comunitario.</text:p>
      <text:p text:style-name="P17"/>
      <text:p text:style-name="P17"/>
      <text:p text:style-name="P19"><text:span text:style-name="T6">AUTOR: </text:span>Concejal Prof. Alfredo Martín (FG).</text:p>
      <text:p text:style-name="P18"/>
      <text:p text:style-name="P18"/>
      <text:p text:style-name="P23"><text:soft-page-break/>COLABORADORA: Subsecretaría de Gestiones Urbanas. Sra. Silvia Perea a/c del área de Registro de Antenas, </text:p>
      <text:p text:style-name="P23"/>
      <text:p text:style-name="P17"/>
      <text:p text:style-name="Text_20_body">El proyecto original Nº 567/14, con las modificaciones introducidas, fue aprobado en la sesión del día 15 de mayo de 2014, según consta en el Acta Nº 1018/14. Por ello, en ejercicio de las atribuciones que le otorga el Art. 38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8">DECLARACIÓN</text:p>
      <text:p text:style-name="P8"/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Art. <text:s/>1°) </text:p>
          </table:table-cell>
          <table:table-cell table:style-name="Tabla1.A1" office:value-type="string">
            <text:p text:style-name="P21">Se declara de interés municipal y comunitario la 2da Jornada de Radiaciones No Ionizantes, que se realiza en la ciudad de San Carlos de Bariloche, el día 22 de mayo de 2014.</text:p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11">Art. <text:s/>2°)</text:p>
          </table:table-cell>
          <table:table-cell table:style-name="Tabla1.A1" office:value-type="string">
            <text:p text:style-name="P22">La presente declaración no implica la obligatoriedad de efectuar erogaciones por parte de la Administración Municipal. </text:p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11">Art. <text:s/>3°) </text:p>
          </table:table-cell>
          <table:table-cell table:style-name="Tabla1.A1" office:value-type="string">
            <text:p text:style-name="P22">Comuníquese. Dése a publicidad. Tómese razón. Cumplido, archívese.</text:p>
            <text:p text:style-name="P22"/>
          </table:table-cell>
        </table:table-row>
      </table:table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 style:text-autospace="none"/>
      <style:text-properties fo:color="#000000" style:font-name="Arial" fo:font-size="12pt" fo:language="es" fo:country="ES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Sangría_20_2_20_de_20_t._20_independiente1" style:display-name="Sangría 2 de t. independiente1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MP6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MP7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style:font-name="Times New Roman1" fo:font-size="8pt" fo:font-weight="bold" style:font-size-asian="8pt" style:font-weight-asian="bold" style:font-size-complex="8pt"/>
    </style:style>
    <style:style style:name="MT3" style:family="text">
      <style:text-properties fo:font-size="5pt" fo:font-weight="bold" style:font-size-asian="5pt" style:font-weight-asian="bold" style:font-size-complex="5pt" style:font-weight-complex="bold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5.001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2">
      <style:page-layout-properties fo:page-width="21.59cm" fo:page-height="35.56cm" style:num-format="1" style:print-orientation="portrait" fo:margin-top="2.501cm" fo:margin-bottom="5.001cm" fo:margin-left="3cm" fo:margin-right="3cm" style:writing-mode="lr-tb" style:layout-grid-color="#c0c0c0" style:layout-grid-lines="77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char" svg:x="0.298cm" svg:y="0.012cm" svg:width="6.077cm" svg:height="2.288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/text:p>
        <text:p text:style-name="MP2"/>
        <text:p text:style-name="MP3"/>
        <text:p text:style-name="MP4"><text:span text:style-name="MT1"><text:line-break/><text:line-break/><text:line-break/> <text:s text:c="71"/></text:span><text:span text:style-name="MT2">“2014, año de Homenaje al Almirante Guillermo Brown, en el <text:tab/><text:tab/><text:tab/><text:tab/><text:tab/> <text:s text:c="2"/>Bicentenario del combate naval de Montevideo”</text:span></text:p>
        <text:p text:style-name="MP4"><text:span text:style-name="MT1"><text:s text:c="96"/></text:span><text:span text:style-name="MT3">(Ordenanza 2509-CM-2014)</text:span></text:p>
        <text:p text:style-name="MP5"/>
        <text:p text:style-name="MP6"/>
        <text:p text:style-name="MP7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nadia </dc:creator>
    <dc:date>2014-05-20T11:56:47</dc:date>
    <meta:print-date>2014-05-19T10:25:20</meta:print-date>
    <meta:editing-cycles>6</meta:editing-cycles>
    <meta:editing-duration>P23DT22H11M8S</meta:editing-duration>
    <meta:generator>LibreOffice/3.5$Linux_X86_64 LibreOffice_project/350m1$Build-2</meta:generator>
    <meta:printed-by>Claudia </meta:printed-by>
    <meta:document-statistic meta:table-count="1" meta:image-count="1" meta:object-count="0" meta:page-count="2" meta:paragraph-count="27" meta:word-count="399" meta:character-count="2900" meta:non-whitespace-character-count="2336"/>
    <meta:user-defined meta:name="Información 1"/>
    <meta:user-defined meta:name="Información 2"/>
    <meta:user-defined meta:name="Información 3"/>
    <meta:user-defined meta:name="Información 4"/>
  </office:meta>
</office:document-meta>
</file>